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53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6.839cm"/>
    </style:style>
    <style:style style:name="co4" style:family="table-column">
      <style:table-column-properties fo:break-before="auto" style:column-width="7.317cm"/>
    </style:style>
    <style:style style:name="co5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4.503cm"/>
    </style:style>
    <style:style style:name="co7" style:family="table-column">
      <style:table-column-properties fo:break-before="auto" style:column-width="6.415cm"/>
    </style:style>
    <style:style style:name="co8" style:family="table-column">
      <style:table-column-properties fo:break-before="auto" style:column-width="8.386cm"/>
    </style:style>
    <style:style style:name="co9" style:family="table-column">
      <style:table-column-properties fo:break-before="auto" style:column-width="9.934cm"/>
    </style:style>
    <style:style style:name="co10" style:family="table-column">
      <style:table-column-properties fo:break-before="auto" style:column-width="9.005cm"/>
    </style:style>
    <style:style style:name="co11" style:family="table-column">
      <style:table-column-properties fo:break-before="auto" style:column-width="7.738cm"/>
    </style:style>
    <style:style style:name="co12" style:family="table-column">
      <style:table-column-properties fo:break-before="auto" style:column-width="5.318cm"/>
    </style:style>
    <style:style style:name="co13" style:family="table-column">
      <style:table-column-properties fo:break-before="auto" style:column-width="5.853cm"/>
    </style:style>
    <style:style style:name="co14" style:family="table-column">
      <style:table-column-properties fo:break-before="auto" style:column-width="5.205cm"/>
    </style:style>
    <style:style style:name="co15" style:family="table-column">
      <style:table-column-properties fo:break-before="auto" style:column-width="4.925cm"/>
    </style:style>
    <style:style style:name="co16" style:family="table-column">
      <style:table-column-properties fo:break-before="auto" style:column-width="6.332cm"/>
    </style:style>
    <style:style style:name="co17" style:family="table-column">
      <style:table-column-properties fo:break-before="auto" style:column-width="2.103cm"/>
    </style:style>
    <style:style style:name="co18" style:family="table-column">
      <style:table-column-properties fo:break-before="auto" style:column-width="3.4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4.31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ime-style style:name="N8040" number:language="de" number:country="DE">
      <number:hours number:style="long"/>
      <number:text>:</number:text>
      <number:minutes number:style="long"/>
    </number:tim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40"/>
    <style:style style:name="ce6" style:family="table-cell" style:parent-style-name="Excel_20_Built-in_20_Normal" style:data-style-name="N8040">
      <style:text-properties fo:color="#7030a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7" table:number-columns-repeated="1005" table:default-cell-style-name="Excel_20_Built-in_20_Normal"/>
        <table:table-row table:style-name="ro1">
          <table:table-cell table:number-columns-repeated="2"/>
          <table:table-cell office:value-type="string">
            <text:p>Please rate the features's presence for each stimulus on a scale from 1 to 1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Stimulus</text:p>
          </table:table-cell>
          <table:table-cell office:value-type="string">
            <text:p>time span</text:p>
          </table:table-cell>
          <table:table-cell office:value-type="string">
            <text:p>rhythm (vague = 1, outstanding = 10)</text:p>
          </table:table-cell>
          <table:table-cell office:value-type="string">
            <text:p>backbeat (vague = 1, outstanding = 10)</text:p>
          </table:table-cell>
          <table:table-cell office:value-type="string">
            <text:p>downbeat (vague = 1, outstanding = 10)</text:p>
          </table:table-cell>
          <table:table-cell office:value-type="string">
            <text:p>syncopation (accent on beat = 1, syncopic = 10)</text:p>
          </table:table-cell>
          <table:table-cell office:value-type="string">
            <text:p>tempo (slow=1, fast=10)</text:p>
          </table:table-cell>
          <table:table-cell office:value-type="string">
            <text:p>accentuation (light = 1, marcato = 10)</text:p>
          </table:table-cell>
          <table:table-cell office:value-type="string">
            <text:p>rhythmic articulation (staccato = 1, legato = 10)</text:p>
          </table:table-cell>
          <table:table-cell office:value-type="string">
            <text:p>beat position of bass/snare (1 = laid back, 10 =up front)</text:p>
          </table:table-cell>
          <table:table-cell office:value-type="string">
            <text:p>melodic direction (descending =1, ascending = 10) </text:p>
          </table:table-cell>
          <table:table-cell office:value-type="string">
            <text:p>consonance (dissonant = 1, consonant = 10)</text:p>
          </table:table-cell>
          <table:table-cell office:value-type="string">
            <text:p>pitch level (low=1, high = 10)</text:p>
          </table:table-cell>
          <table:table-cell office:value-type="string">
            <text:p>pitch range (narrow=1, wide=10)</text:p>
          </table:table-cell>
          <table:table-cell office:value-type="string">
            <text:p>mode (minor = 1, major = 10)</text:p>
          </table:table-cell>
          <table:table-cell office:value-type="string">
            <text:p>complexity (simple = 1, complex = 10)</text:p>
          </table:table-cell>
          <table:table-cell table:number-columns-repeated="1008"/>
        </table:table-row>
        <table:table-row table:style-name="ro1">
          <table:table-cell office:value-type="string">
            <text:p>Girl on Fire (Inferno Version) - Alicia Keys (INTRO)</text:p>
          </table:table-cell>
          <table:table-cell office:value-type="string">
            <text:p>00:00-00: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Berceuse, Op. 23, No. 1 - Mel Bonis (none)</text:p>
          </table:table-cell>
          <table:table-cell office:value-type="string">
            <text:p>00:00-00: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Rebel Girl – Bikini Kill (VERSE)</text:p>
          </table:table-cell>
          <table:table-cell office:value-type="string">
            <text:p>00:10-00: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etroit - Marcus Miller (CHORUS)</text:p>
          </table:table-cell>
          <table:table-cell office:value-type="string">
            <text:p>00:00-00: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Chandelier - Sia (CHORUS)</text:p>
          </table:table-cell>
          <table:table-cell office:value-type="string">
            <text:p>00:30-00:5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You don't know my name - Alicia Keys (CHORUS)</text:p>
          </table:table-cell>
          <table:table-cell office:value-type="string">
            <text:p>00:33-00:5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ry and Dusty - Fever Ray (CHORUS)</text:p>
          </table:table-cell>
          <table:table-cell office:value-type="string">
            <text:p>01:20-01:4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at Connection - LCD Soundsystem (none)</text:p>
          </table:table-cell>
          <table:table-cell office:value-type="string">
            <text:p>00:20-00:40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;---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;--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laddin Sane - David Bowie (INTERLUDE)</text:p>
          </table:table-cell>
          <table:table-cell table:style-name="ce5" office:value-type="string">
            <text:p>02:00-02: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Loud Pipes - Ratatat (none)</text:p>
          </table:table-cell>
          <table:table-cell office:value-type="string">
            <text:p>00:00-00: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Porno - Arcade Fire (INTRO)</text:p>
          </table:table-cell>
          <table:table-cell office:value-type="string">
            <text:p>00:10-00: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Comptine d'un autre été - Yann Tiersen (none)</text:p>
          </table:table-cell>
          <table:table-cell office:value-type="string">
            <text:p>00:30-00: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nother Star - Stevie Wonder (C-part)</text:p>
          </table:table-cell>
          <table:table-cell office:value-type="string">
            <text:p>02:21-03: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What is hip? - Tower of Power (INTRO)</text:p>
          </table:table-cell>
          <table:table-cell office:value-type="string">
            <text:p>00:00-00: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People Pleaser - Andy Allo (INTRO)</text:p>
          </table:table-cell>
          <table:table-cell office:value-type="string">
            <text:p>00:18-00:4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ad - Michael Jackson (INTRO)</text:p>
          </table:table-cell>
          <table:table-cell table:style-name="ce5" office:value-type="string">
            <text:p>00:00-00: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Monument (The Inevitable End Version) - Röyksopp (CHORUS)</text:p>
          </table:table-cell>
          <table:table-cell office:value-type="string">
            <text:p>00:40-01:0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Le Sacre du Printemps/Part1 - Igor Stravinsky (none)</text:p>
          </table:table-cell>
          <table:table-cell office:value-type="string">
            <text:p>00:20-00: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The Leaving Song - Chris Garneau (INTRO)</text:p>
          </table:table-cell>
          <table:table-cell table:style-name="ce2" office:value-type="string">
            <text:p>00:00-00:2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pace Oddity (feat. Neil Gaiman) - Jherek Bischoff &amp; Amanda Palmer (CHORUS)</text:p>
          </table:table-cell>
          <table:table-cell table:style-name="ce2" office:value-type="string">
            <text:p>01:36-02: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Gobbledigook - Sigur Rós (VERSE)</text:p>
          </table:table-cell>
          <table:table-cell table:style-name="ce2" office:value-type="string">
            <text:p>01:30-01: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<text:a xlink:href="https://open.spotify.com/track/6bhBA7qV1oDRjYRWM3lX4l">Love Like This – Wild Belle (VERSE)</text:a></text:p>
          </table:table-cell>
          <table:table-cell table:style-name="ce5" office:value-type="string">
            <text:p>00:12-00: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Open Your Heart - Madonna (CHORUS)</text:p>
          </table:table-cell>
          <table:table-cell office:value-type="string">
            <text:p>00:50-01: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I will always love you - Whitney Houston (CHORUS)</text:p>
          </table:table-cell>
          <table:table-cell office:value-type="string">
            <text:p>01:44-02:0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onight (feat. Tina Turner) David Bowie (CHORUS)</text:p>
          </table:table-cell>
          <table:table-cell table:style-name="ce5" office:value-type="string">
            <text:p>00:18-00:4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A new Error - Moderat (none)</text:p>
          </table:table-cell>
          <table:table-cell office:value-type="string">
            <text:p>00:30-00: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he Show Must Go On - Queen (CHORUS)</text:p>
          </table:table-cell>
          <table:table-cell table:style-name="ce6" office:value-type="string">
            <text:p>00:57-01: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osmic Love - Florence + the machine (VERSE)</text:p>
          </table:table-cell>
          <table:table-cell office:value-type="string">
            <text:p>00:20-00: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Gunshot - Lykke Li (CHORUS)</text:p>
          </table:table-cell>
          <table:table-cell office:value-type="string">
            <text:p>00:44-01:0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ense - Tom Odell (CHORUS)</text:p>
          </table:table-cell>
          <table:table-cell table:style-name="ce5" office:value-type="string">
            <text:p>01:05-01:3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on't stop me now - Queen (CHORUS)</text:p>
          </table:table-cell>
          <table:table-cell table:style-name="ce5" office:value-type="string">
            <text:p>01:05-01: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Definition Musical Quality</text:p>
          </table:table-cell>
          <table:table-cell/>
          <table:table-cell table:style-name="ce7" office:value-type="string">
            <text:p>refers to presence of rhythm in general: Is the rhythm characteristic for the song (outstanding)? Does it play a minor role or it cannot be anticipated (vague)?</text:p>
          </table:table-cell>
          <table:table-cell table:style-name="ce7" office:value-type="string">
            <text:p>refers to presence of backbeat (emphasis on 2nd and 4th beat when 4/4 measure): the backbeat can be perceived as very prominant (outstanding) or it is not stressed at all (vague)</text:p>
          </table:table-cell>
          <table:table-cell table:style-name="ce7" office:value-type="string">
            <text:p>refers to presence of downbeat (emphasis on 1st beat in bar): the downbeat can be perceived as very prominant (outstanding) or it is not stressed at all (vague).</text:p>
          </table:table-cell>
          <table:table-cell table:style-name="ce7" office:value-type="string">
            <text:p>refers to presence of syncopation: stress on off-beat (when one would stress the "and" between beats like "1 AND 2" (syncopic) ) or the weak beat (4th beat) when downbeat is dominant.</text:p>
          </table:table-cell>
          <table:table-cell table:style-name="ce7" office:value-type="string">
            <text:p>refers to tempo of music: beats per minute</text:p>
          </table:table-cell>
          <table:table-cell table:style-name="ce7" office:value-type="string">
            <text:p>refers to accentuation of notes: if notes are played with a lot of weight or hammered (marcato) or if notes are played softly with no particular accent (light)</text:p>
          </table:table-cell>
          <table:table-cell table:style-name="ce7" office:value-type="string">
            <text:p>refers to silence between played notes: when there is no silence and one note is connected to the next (legato). Staccato notes are played with shorter duration and cause intermediate silence.</text:p>
          </table:table-cell>
          <table:table-cell table:style-name="ce7" office:value-type="string">
            <text:p>refers to the length of the time interval of the bass or snare (e.g.) around the beat. An up front bass or snare is a small time interval ahead of the beat. It drives the song without accelerating the tempo or playing off-beat. A laid back bass or snare plays behind the beat and contributes to a relaxed or settled interpretation. <text:s/></text:p>
          </table:table-cell>
          <table:table-cell table:style-name="ce7" office:value-type="string">
            <text:p>refers to presence of ascending or descending melodies: ascending from lower pitch to higher pitch levels or vice versa for descending. A rather stagnant pitch level is indicated around 5.</text:p>
          </table:table-cell>
          <table:table-cell table:style-name="ce7" office:value-type="string">
            <text:p>refers to presence of harmonic partials (consonance) or their absence (dissonance). </text:p>
          </table:table-cell>
          <table:table-cell table:style-name="ce7" office:value-type="string">
            <text:p>refers to average pitch level of a notes</text:p>
          </table:table-cell>
          <table:table-cell table:style-name="ce7" office:value-type="string">
            <text:p>refers to bandwith of perceived pitch levels. A wide range features low and high pitch levels (several octaves), whereas a narrow range is limited to only few pitch levels.</text:p>
          </table:table-cell>
          <table:table-cell table:style-name="ce7" office:value-type="string">
            <text:p>refers to whether it is a minor or major scale. Comment: I don't know if this distinction is still useful. How about atonal?</text:p>
          </table:table-cell>
          <table:table-cell table:style-name="ce7" office:value-type="string">
            <text:p>refers to complexity of rhythmic and melodic structures. A simple structure is repetitive and can be anticipated easily without prior knowledge. A complex structure is not repetitive and difficult to memorize or anticipate.</text:p>
          </table:table-cell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28.01.2017</text:date>, <text:time>13:1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13:19:23.28</dc:date>
    <dc:creator>Pippi Kacka</dc:creator>
    <meta:generator>OpenOffice/4.0.1$Win32 OpenOffice.org_project/401m5$Build-9714</meta:generator>
    <meta:editing-duration>P2DT2H29M5S</meta:editing-duration>
    <meta:editing-cycles>4</meta:editing-cycles>
    <meta:document-statistic meta:table-count="1" meta:cell-count="528" meta:object-count="0"/>
  </office:meta>
</office:document-meta>
</file>